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</office:font-face-decls>
  <office:automatic-styles>
    <style:style style:name="P1" style:family="paragraph" style:parent-style-name="Standard">
      <style:text-properties officeooo:rsid="0001c028" officeooo:paragraph-rsid="0001c028"/>
    </style:style>
    <style:style style:name="P2" style:family="paragraph" style:parent-style-name="Standard">
      <style:text-properties officeooo:rsid="00030870" officeooo:paragraph-rsid="00030870"/>
    </style:style>
    <style:style style:name="P3" style:family="paragraph" style:parent-style-name="Standard">
      <style:paragraph-properties fo:margin-top="0cm" fo:margin-bottom="0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officeooo:rsid="00030ab1" officeooo:paragraph-rsid="00030ab1"/>
    </style:style>
    <style:style style:name="P5" style:family="paragraph" style:parent-style-name="Standard">
      <style:text-properties officeooo:rsid="00041f7c" officeooo:paragraph-rsid="00041f7c"/>
    </style:style>
    <style:style style:name="P6" style:family="paragraph" style:parent-style-name="Standard">
      <style:text-properties officeooo:paragraph-rsid="00041f7c"/>
    </style:style>
    <style:style style:name="T1" style:family="text">
      <style:text-properties officeooo:rsid="00030870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569cd6" loext:opacity="100%" style:font-name="Droid Sans Mono" fo:font-size="10.5pt" fo:font-weight="normal" officeooo:rsid="00030870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cccccc" loext:opacity="100%" style:font-name="Droid Sans Mono" fo:font-size="10.5pt" fo:font-weight="normal" officeooo:rsid="00030870" fo:background-color="#1f1f1f" loext:char-shading-value="0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 style:font-name="Droid Sans Mono" fo:font-size="10.5pt" fo:font-weight="normal" officeooo:rsid="00030870" fo:background-color="#1f1f1f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2" style:family="text">
      <style:text-properties fo:color="#9cdcfe" loext:opacity="100%" style:font-name="Droid Sans Mono" fo:font-size="10.5pt" fo:font-weight="normal" officeooo:rsid="00030870" fo:background-color="#1f1f1f" loext:char-shading-value="0"/>
    </style:style>
    <style:style style:name="T13" style:family="text">
      <style:text-properties fo:color="#d4d4d4" loext:opacity="100%"/>
    </style:style>
    <style:style style:name="T14" style:family="text">
      <style:text-properties fo:color="#b5cea8" loext:opacity="100%"/>
    </style:style>
    <style:style style:name="T15" style:family="text">
      <style:text-properties fo:color="#c586c0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ce9178" loext:opacity="100%"/>
    </style:style>
    <style:style style:name="T18" style:family="text">
      <style:text-properties officeooo:rsid="00041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 Python supports both types.</text:p>
      <text:p text:style-name="P1">Q2) List is mutable and tuple is not. Dictionary stores key value pairs and therefore, is different from both.</text:p>
      <text:p text:style-name="P1">Q3) It is determined by indentation. Proper accepted indentation is of 4 spaces.</text:p>
      <text:p text:style-name="P1">Example:</text:p>
      <text:p text:style-name="P1">If a&gt;b:</text:p>
      <text:p text:style-name="P1"><text:s text:c="4"/>print(“a is greater than b”)</text:p>
      <text:p text:style-name="P1">Q4) Use import “name of builtin module”. Import “filename” is used to import a module that is not builtin. Then while using functions from that module use ‘.’ Operator.</text:p>
      <text:p text:style-name="P1">Q5) Function is not defined in the correct syntax. Return type is not specified in python.</text:p>
      <text:p text:style-name="P1">Q6) <text:span text:style-name="T1">1) Current Letter : P</text:span></text:p>
      <text:p text:style-name="P1">Current Letter : y</text:p>
      <text:p text:style-name="P1">Current Letter : t</text:p>
      <text:p text:style-name="P1">Current Letter : h</text:p>
      <text:p text:style-name="P1">This is pass block</text:p>
      <text:p text:style-name="P1">Current Letter : h</text:p>
      <text:p text:style-name="P1">Current Letter : o</text:p>
      <text:p text:style-name="P1">Current Letter : n</text:p>
      <text:p text:style-name="P2">2) Current Letter : P</text:p>
      <text:p text:style-name="P2">Current Letter : y</text:p>
      <text:p text:style-name="P2">Current Letter : t</text:p>
      <text:p text:style-name="P2">Current Letter : o</text:p>
      <text:p text:style-name="P2">Current Letter : n</text:p>
      <text:p text:style-name="P2">3) Current Letter : P</text:p>
      <text:p text:style-name="P2">Current Letter : y</text:p>
      <text:p text:style-name="P2"><text:soft-page-break/>Current Letter : t</text:p>
      <text:p text:style-name="P2">Q7) </text:p>
      <text:p text:style-name="Standard">def first_repeat(inp):</text:p>
      <text:p text:style-name="Standard"><text:s text:c="4"/>prev=inp[0]</text:p>
      <text:p text:style-name="Standard"><text:s text:c="4"/>counter=1</text:p>
      <text:p text:style-name="Standard"><text:s text:c="4"/>for i in range(1,len(inp)):</text:p>
      <text:p text:style-name="Standard"><text:s text:c="8"/>if prev!=inp[i] and counter==1:</text:p>
      <text:p text:style-name="Standard"><text:s text:c="12"/>return prev</text:p>
      <text:p text:style-name="Standard"><text:s text:c="8"/>elif prev!=inp[i] and counter&gt;1:</text:p>
      <text:p text:style-name="Standard"><text:s text:c="12"/>counter=1</text:p>
      <text:p text:style-name="Standard"><text:s text:c="8"/>else:</text:p>
      <text:p text:style-name="Standard"><text:s text:c="12"/>counter+=1</text:p>
      <text:p text:style-name="Standard"><text:s text:c="8"/>prev=inp[i]</text:p>
      <text:p text:style-name="Standard"><text:s text:c="4"/>return None</text:p>
      <text:p text:style-name="Standard">inp=input("Enter a String: ")</text:p>
      <text:p text:style-name="Standard">print(first_repeat(inp))</text:p>
      <text:p text:style-name="P4">Q8) <text:span text:style-name="T18">error.</text:span></text:p>
      <text:p text:style-name="P6"><text:span text:style-name="T18">Q9) </text:span>When Python imports a directory that contains an <text:span text:style-name="Source_20_Text">__init__.py</text:span> file, it treats it as a package and allows you to organize modules hierarchically.</text:p>
      <text:p text:style-name="P5">Q10) Can be written by a loop or using recursive func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" style:font-family-asian="'Noto Sans Mono CJK JP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6:28:43.080647900</meta:creation-date>
    <dc:date>2024-07-05T12:38:03.898069099</dc:date>
    <meta:initial-creator>Srijan Singh</meta:initial-creator>
    <meta:editing-duration>PT7M2S</meta:editing-duration>
    <meta:generator>LibreOffice/7.3.7.2$Linux_X86_64 LibreOffice_project/30$Build-2</meta:generator>
    <meta:editing-cycles>1</meta:editing-cycles>
    <meta:document-statistic meta:table-count="0" meta:image-count="0" meta:object-count="0" meta:page-count="2" meta:paragraph-count="42" meta:word-count="225" meta:character-count="1372" meta:non-whitespace-character-count="1100"/>
    <meta:user-defined meta:name="AppVersion">15.0000</meta:user-defined>
    <meta:template xlink:type="simple" xlink:actuate="onRequest" xlink:title="Normal.dotm" xlink:href=""/>
  </office:meta>
</office:document-meta>
</file>